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 table:number-columns-repeated="5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 table:number-rows-repeated="1047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7:49:42.49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8T18:01:43.270000000</dc:date>
    <meta:editing-duration>P7DT18H41M42S</meta:editing-duration>
    <meta:editing-cycles>3081</meta:editing-cycles>
    <meta:document-statistic meta:table-count="6" meta:cell-count="17756" meta:object-count="0"/>
  </office:meta>
</office:document-meta>
</file>